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939cm"/>
    </style:style>
    <style:style style:name="co2" style:family="table-column">
      <style:table-column-properties fo:break-before="auto" style:column-width="2.214cm"/>
    </style:style>
    <style:style style:name="co3" style:family="table-column">
      <style:table-column-properties fo:break-before="auto" style:column-width="2.459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36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row table:style-name="ro1">
          <table:table-cell table:style-name="ce1" office:value-type="string" calcext:value-type="string">
            <text:p>Variable affected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Propagated?</text:p>
          </table:table-cell>
          <table:table-cell table:style-name="ce1" office:value-type="string" calcext:value-type="string">
            <text:p>Finished?</text:p>
          </table:table-cell>
          <table:table-cell table:style-name="ce1" office:value-type="string" calcext:value-type="string">
            <text:p>Errors</text:p>
          </table:table-cell>
        </table:table-row>
        <table:table-row table:style-name="ro1">
          <table:table-cell office:value-type="string" calcext:value-type="string">
            <text:p>ein0_routing0_x_id_p0_fault_target_from_in</text:p>
          </table:table-cell>
          <table:table-cell office:value-type="float" office:value="1401403704" calcext:value-type="float">
            <text:p>140140370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n0_routing0_x_id_p0_fault_target_from_in</text:p>
          </table:table-cell>
          <table:table-cell office:value-type="float" office:value="2139927625" calcext:value-type="float">
            <text:p>213992762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in0_routing0_y_id_p0_fault_target_from_in</text:p>
          </table:table-cell>
          <table:table-cell office:value-type="float" office:value="758837798" calcext:value-type="float">
            <text:p>75883779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 found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ein0_x_id_p_fault_target_from_in</text:p>
          </table:table-cell>
          <table:table-cell office:value-type="float" office:value="831178372" calcext:value-type="float">
            <text:p>831178372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n0_routing0_y_id_p0_fault_target_from_in</text:p>
          </table:table-cell>
          <table:table-cell office:value-type="float" office:value="1514579524" calcext:value-type="float">
            <text:p>151457952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win0_routing0_x_id_p0_fault_target_from_in</text:p>
          </table:table-cell>
          <table:table-cell office:value-type="float" office:value="1524555144" calcext:value-type="float">
            <text:p>152455514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in0_flow_in0_state</text:p>
          </table:table-cell>
          <table:table-cell office:value-type="float" office:value="1277045839" calcext:value-type="float">
            <text:p>127704583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nin0_y_id_p_fault_target_from_in</text:p>
          </table:table-cell>
          <table:table-cell office:value-type="float" office:value="866096789" calcext:value-type="float">
            <text:p>866096789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x_id_p_fault_target_from_in</text:p>
          </table:table-cell>
          <table:table-cell office:value-type="float" office:value="1204872353" calcext:value-type="float">
            <text:p>1204872353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sin0_flow_in0_state</text:p>
          </table:table-cell>
          <table:table-cell office:value-type="float" office:value="135937204" calcext:value-type="float">
            <text:p>13593720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n0_buffering0_fifo_r_0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_id_p_fault_target_from_in</text:p>
          </table:table-cell>
          <table:table-cell office:value-type="float" office:value="263333461" calcext:value-type="float">
            <text:p>263333461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n0_y_id_p_fault_target_from_in</text:p>
          </table:table-cell>
          <table:table-cell office:value-type="float" office:value="1193896817" calcext:value-type="float">
            <text:p>1193896817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nin0_routing0_state</text:p>
          </table:table-cell>
          <table:table-cell office:value-type="float" office:value="2057233028" calcext:value-type="float">
            <text:p>20572330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n0_y_id_p_fault_target_from_in</text:p>
          </table:table-cell>
          <table:table-cell office:value-type="float" office:value="972113394" calcext:value-type="float">
            <text:p>972113394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win0_routing0_x_id_p0_fault_target_from_in</text:p>
          </table:table-cell>
          <table:table-cell office:value-type="float" office:value="799064067" calcext:value-type="float">
            <text:p>79906406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0_flow_in0_state</text:p>
          </table:table-cell>
          <table:table-cell office:value-type="float" office:value="618550637" calcext:value-type="float">
            <text:p>61855063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n0_y_id_p_fault_target_from_in</text:p>
          </table:table-cell>
          <table:table-cell office:value-type="float" office:value="1200593371" calcext:value-type="float">
            <text:p>1200593371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n0_flow_in0_state</text:p>
          </table:table-cell>
          <table:table-cell office:value-type="float" office:value="1797363626" calcext:value-type="float">
            <text:p>179736362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0_routing0_state</text:p>
          </table:table-cell>
          <table:table-cell office:value-type="float" office:value="1012304675" calcext:value-type="float">
            <text:p>101230467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ut0_arbitration0_state</text:p>
          </table:table-cell>
          <table:table-cell office:value-type="float" office:value="2112993001" calcext:value-type="float">
            <text:p>2112993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n0_routing0_y_id_p0_fault_target_from_in</text:p>
          </table:table-cell>
          <table:table-cell office:value-type="float" office:value="1202792654" calcext:value-type="float">
            <text:p>120279265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in0_buffering0_fifo_r_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0_y_id_p_fault_target_from_in</text:p>
          </table:table-cell>
          <table:table-cell office:value-type="float" office:value="2095360670" calcext:value-type="float">
            <text:p>2095360670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win0_y_id_p_fault_target_from_in</text:p>
          </table:table-cell>
          <table:table-cell office:value-type="float" office:value="240709798" calcext:value-type="float">
            <text:p>240709798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n0_routing0_state</text:p>
          </table:table-cell>
          <table:table-cell office:value-type="float" office:value="653326729" calcext:value-type="float">
            <text:p>65332672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ut0_flow_out0_state</text:p>
          </table:table-cell>
          <table:table-cell office:value-type="float" office:value="473471579" calcext:value-type="float">
            <text:p>47347157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n0_routing0_state</text:p>
          </table:table-cell>
          <table:table-cell office:value-type="float" office:value="1701832817" calcext:value-type="float">
            <text:p>170183281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wout0_flow_out0_state</text:p>
          </table:table-cell>
          <table:table-cell office:value-type="float" office:value="818785613" calcext:value-type="float">
            <text:p>81878561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id_p_fault_target_from_in</text:p>
          </table:table-cell>
          <table:table-cell office:value-type="float" office:value="1733268530" calcext:value-type="float">
            <text:p>1733268530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nin0_x_id_p_fault_target_from_in</text:p>
          </table:table-cell>
          <table:table-cell office:value-type="float" office:value="361305341" calcext:value-type="float">
            <text:p>361305341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in0_routing0_y_id_p0_fault_target_from_in</text:p>
          </table:table-cell>
          <table:table-cell office:value-type="float" office:value="2111195446" calcext:value-type="float">
            <text:p>211119544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n0_routing0_y_id_p0_fault_target_from_in</text:p>
          </table:table-cell>
          <table:table-cell office:value-type="float" office:value="505864329" calcext:value-type="float">
            <text:p>50586432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ut0_arbitration0_state</text:p>
          </table:table-cell>
          <table:table-cell office:value-type="float" office:value="1124041034" calcext:value-type="float">
            <text:p>112404103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lin0_buffering0_fifo_r_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in0_routing0_y_id_p0_fault_target_from_in</text:p>
          </table:table-cell>
          <table:table-cell office:value-type="float" office:value="309273408" calcext:value-type="float">
            <text:p>30927340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ut0_flow_out0_state</text:p>
          </table:table-cell>
          <table:table-cell office:value-type="float" office:value="389819331" calcext:value-type="float">
            <text:p>38981933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nout0_flow_out0_state</text:p>
          </table:table-cell>
          <table:table-cell office:value-type="float" office:value="1170588613" calcext:value-type="float">
            <text:p>117058861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ang</text:p>
          </table:table-cell>
        </table:table-row>
        <table:table-row table:style-name="ro1">
          <table:table-cell office:value-type="string" calcext:value-type="string">
            <text:p>nin0_routing0_state</text:p>
          </table:table-cell>
          <table:table-cell office:value-type="float" office:value="1456576288" calcext:value-type="float">
            <text:p>145657628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ut0_arbitration0_state</text:p>
          </table:table-cell>
          <table:table-cell office:value-type="float" office:value="1776956229" calcext:value-type="float">
            <text:p>177695622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n0_routing0_y_id_p0_fault_target_from_in</text:p>
          </table:table-cell>
          <table:table-cell office:value-type="float" office:value="1288182683" calcext:value-type="float">
            <text:p>128818268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ut0_flow_out0_state</text:p>
          </table:table-cell>
          <table:table-cell office:value-type="float" office:value="362940417" calcext:value-type="float">
            <text:p>36294041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in0_routing0_y_id_p0_fault_target_from_in</text:p>
          </table:table-cell>
          <table:table-cell office:value-type="float" office:value="2048278731" calcext:value-type="float">
            <text:p>204827873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out0_arbitration0_state</text:p>
          </table:table-cell>
          <table:table-cell office:value-type="float" office:value="190750307" calcext:value-type="float">
            <text:p>19075030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in0_y_id_p_fault_target_from_in</text:p>
          </table:table-cell>
          <table:table-cell office:value-type="float" office:value="1996676006" calcext:value-type="float">
            <text:p>1996676006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n0_y_id_p_fault_target_from_in</text:p>
          </table:table-cell>
          <table:table-cell office:value-type="float" office:value="733825049" calcext:value-type="float">
            <text:p>733825049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0_x_id_p_fault_target_from_in</text:p>
          </table:table-cell>
          <table:table-cell office:value-type="float" office:value="267016902" calcext:value-type="float">
            <text:p>267016902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0_routing0_x_id_p0_fault_target_from_in</text:p>
          </table:table-cell>
          <table:table-cell office:value-type="float" office:value="1199983958" calcext:value-type="float">
            <text:p>119998395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0 x_id_p_fault_target_from_in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 y_id_p_fault_target_from_in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es</text:p>
          </table:table-cell>
          <table:table-cell table:style-name="Default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2 lin0_x_id_p_fault_target_from_in</text:p>
          </table:table-cell>
          <table:table-cell office:value-type="string" calcext:value-type="string">
            <text:p>n</text:p>
          </table:table-cell>
          <table:table-cell table:number-columns-repeated="2" table:style-name="Default" office:value-type="string" calcext:value-type="string">
            <text:p>Yes</text:p>
          </table:table-cell>
          <table:table-cell table:style-name="Default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3 nin0_x_id_p_fault_target_from_in</text:p>
          </table:table-cell>
          <table:table-cell office:value-type="string" calcext:value-type="string">
            <text:p>n</text:p>
          </table:table-cell>
          <table:table-cell table:number-columns-repeated="2" table:style-name="Default" office:value-type="string" calcext:value-type="string">
            <text:p>Yes</text:p>
          </table:table-cell>
          <table:table-cell table:style-name="Default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4 ein0_x_id_p_fault_target_from_in</text:p>
          </table:table-cell>
          <table:table-cell office:value-type="string" calcext:value-type="string">
            <text:p>n</text:p>
          </table:table-cell>
          <table:table-cell table:number-columns-repeated="2" table:style-name="Default" office:value-type="string" calcext:value-type="string">
            <text:p>Yes</text:p>
          </table:table-cell>
          <table:table-cell table:style-name="Default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5 sin0_x_id_p_fault_target_from_in</text:p>
          </table:table-cell>
          <table:table-cell office:value-type="string" calcext:value-type="string">
            <text:p>n</text:p>
          </table:table-cell>
          <table:table-cell table:number-columns-repeated="2" table:style-name="Default" office:value-type="string" calcext:value-type="string">
            <text:p>Yes</text:p>
          </table:table-cell>
          <table:table-cell table:style-name="Default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6 win0_x_id_p_fault_target_from_in</text:p>
          </table:table-cell>
          <table:table-cell office:value-type="string" calcext:value-type="string">
            <text:p>n</text:p>
          </table:table-cell>
          <table:table-cell table:number-columns-repeated="2" table:style-name="Default" office:value-type="string" calcext:value-type="string">
            <text:p>Yes</text:p>
          </table:table-cell>
          <table:table-cell table:style-name="Default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7 lin0_y_id_p_fault_target_from_in</text:p>
          </table:table-cell>
          <table:table-cell office:value-type="string" calcext:value-type="string">
            <text:p>n</text:p>
          </table:table-cell>
          <table:table-cell table:number-columns-repeated="2" table:style-name="Default" office:value-type="string" calcext:value-type="string">
            <text:p>Yes</text:p>
          </table:table-cell>
          <table:table-cell table:style-name="Default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8 nin0_y_id_p_fault_target_from_in</text:p>
          </table:table-cell>
          <table:table-cell office:value-type="string" calcext:value-type="string">
            <text:p>n</text:p>
          </table:table-cell>
          <table:table-cell table:number-columns-repeated="2" table:style-name="Default" office:value-type="string" calcext:value-type="string">
            <text:p>Yes</text:p>
          </table:table-cell>
          <table:table-cell table:style-name="Default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9 ein0_y_id_p_fault_target_from_in</text:p>
          </table:table-cell>
          <table:table-cell office:value-type="string" calcext:value-type="string">
            <text:p>n</text:p>
          </table:table-cell>
          <table:table-cell table:number-columns-repeated="2" table:style-name="Default" office:value-type="string" calcext:value-type="string">
            <text:p>Yes</text:p>
          </table:table-cell>
          <table:table-cell table:style-name="Default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0 sin0_y_id_p_fault_target_from_in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1 win0_y_id_p_fault_target_from_in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2 lin0_flow_in0_stat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nin0_flow_in0_stat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4 ein0_flow_in0_stat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5 sin0_flow_in0_stat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6 win0_flow_in0_stat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7 lin0_buffering0_fifo_r_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8 nin0_buffering0_fifo_r_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9ein0_buffering0_fifo_r_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20 sin0_buffering0_fifo_r_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21 win0_buffering0_fifo_r_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22 lin0_buffering0_rd_ptr_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ang</text:p>
          </table:table-cell>
        </table:table-row>
        <table:table-row table:style-name="ro1">
          <table:table-cell office:value-type="string" calcext:value-type="string">
            <text:p>23 nin0_buffering0_rd_ptr_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ang</text:p>
          </table:table-cell>
        </table:table-row>
        <table:table-row table:style-name="ro1">
          <table:table-cell office:value-type="string" calcext:value-type="string">
            <text:p>24 ein0_buffering0_rd_ptr_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ang</text:p>
          </table:table-cell>
        </table:table-row>
        <table:table-row table:style-name="ro1">
          <table:table-cell office:value-type="string" calcext:value-type="string">
            <text:p>25 sin0_buffering0_rd_ptr_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ang</text:p>
          </table:table-cell>
        </table:table-row>
        <table:table-row table:style-name="ro1">
          <table:table-cell office:value-type="string" calcext:value-type="string">
            <text:p>26 win0_buffering0_rd_ptr_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ang</text:p>
          </table:table-cell>
        </table:table-row>
        <table:table-row table:style-name="ro1">
          <table:table-cell office:value-type="string" calcext:value-type="string">
            <text:p>27 lin0_routing0_x_id_p0_fault_target_from_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28 nin0_routing0_x_id_p0_fault_target_from_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29 ein0_routing0_x_id_p0_fault_target_from_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30 sin0_routing0_x_id_p0_fault_target_from_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31 win0_routing0_x_id_p0_fault_target_from_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32 lin0_routing0_y_id_p0_fault_target_from_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33 nin0_routing0_y_id_p0_fault_target_from_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34 ein0_routing0_y_id_p0_fault_target_from_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35 sin0_routing0_y_id_p0_fault_target_from_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36 win0_routing0_y_id_p0_fault_target_from_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37 lin0_routing0_stat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38 nin0_routing0_stat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39 ein0_routing0_stat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40 sin0_routing0_stat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41 win0_routing0_stat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42 lout0_arbitration0_stat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43 nout0_arbitration0_stat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44 eout0_arbitration0_stat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45 sout0_arbitration0_stat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46 wout0_arbitration0_stat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47 lout0_flow_out0_stat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48 nout0_flow_out0_stat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49 eout0_flow_out0_stat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50 sout0_flow_out0_stat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51 wout0_flow_out0_stat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5"/>
        </table:table-row>
        <table:table-row table:style-name="ro1" table:number-rows-repeated="7">
          <table:table-cell table:style-name="Default" table:number-columns-repeated="2"/>
          <table:table-cell table:number-columns-repeated="3"/>
        </table:table-row>
        <table:table-row table:style-name="ro1" table:number-rows-repeated="104846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6T05:33:41.751765334</meta:creation-date>
    <dc:date>2024-09-25T06:17:51.199518908</dc:date>
    <meta:editing-duration>PT56M38S</meta:editing-duration>
    <meta:editing-cycles>7</meta:editing-cycles>
    <meta:generator>LibreOffice/7.3.7.2$Linux_X86_64 LibreOffice_project/30$Build-2</meta:generator>
    <meta:document-statistic meta:table-count="1" meta:cell-count="515" meta:object-count="0"/>
  </office:meta>
</office:document-meta>
</file>